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>
      <style:paragraph-properties fo:margin-left="0.2958in">
        <style:tab-stops/>
      </style:paragraph-properties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Paragraphedeliste" style:list-style-name="LFO1" style:family="paragraph">
      <style:text-properties fo:font-weight="bold" style:font-weight-asian="bold" style:font-weight-complex="bold"/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T12" style:parent-style-name="Policepardéfaut" style:family="text">
      <style:text-properties fo:font-weight="bold" style:font-weight-asian="bold" style:font-weight-complex="bold" fo:background-color="#FFFF00"/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T14" style:parent-style-name="Policepardéfaut" style:family="text">
      <style:text-properties fo:font-weight="bold" style:font-weight-asian="bold" style:font-weight-complex="bold" fo:background-color="#FFFF00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  <style:text-properties fo:background-color="#00FF00"/>
    </style:style>
    <style:style style:name="P18" style:parent-style-name="Normal" style:family="paragraph">
      <style:paragraph-properties fo:margin-left="0.25in">
        <style:tab-stops/>
      </style:paragraph-properties>
      <style:text-properties fo:background-color="#00FF00"/>
    </style:style>
    <style:style style:name="P19" style:parent-style-name="Normal" style:family="paragraph">
      <style:paragraph-properties fo:margin-left="0.25in">
        <style:tab-stops/>
      </style:paragraph-properties>
      <style:text-properties fo:background-color="#00FF00"/>
    </style:style>
    <style:style style:name="P20" style:parent-style-name="Normal" style:family="paragraph">
      <style:paragraph-properties fo:margin-left="0.25in">
        <style:tab-stops/>
      </style:paragraph-properties>
      <style:text-properties fo:background-color="#00FF00"/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T22" style:parent-style-name="Policepardéfaut" style:family="text">
      <style:text-properties fo:background-color="#00FF00"/>
    </style:style>
    <style:style style:name="P23" style:parent-style-name="Paragraphedeliste" style:list-style-name="LFO1" style:family="paragraph"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Policepardéfaut" style:family="text">
      <style:text-properties fo:font-weight="bold" style:font-weight-asian="bold" style:font-weight-complex="bold" fo:background-color="#FFFF00"/>
    </style:style>
    <style:style style:name="P26" style:parent-style-name="Paragraphedeliste" style:list-style-name="LFO1" style:family="paragraph">
      <style:text-properties fo:font-weight="bold" style:font-weight-asian="bold" style:font-weight-complex="bold"/>
    </style:style>
    <style:style style:name="P27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28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9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3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1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32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33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34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36" style:parent-style-name="Normal" style:family="paragraph">
      <style:paragraph-properties fo:margin-top="0.0694in" fo:margin-bottom="0.0694in" fo:line-height="100%" fo:text-indent="0.25in"/>
      <style:text-properties fo:hyphenate="false"/>
    </style:style>
    <style:style style:name="T37" style:parent-style-name="Policepardéfaut" style:family="text">
      <style:text-properties style:font-name="Times New Roman" style:font-name-asian="Times New Roman" style:letter-kerning="false" fo:background-color="#FFFF00" style:language-asian="fr" style:country-asian="FR"/>
    </style:style>
    <style:style style:name="P38" style:parent-style-name="Paragraphedeliste" style:list-style-name="LFO1" style:family="paragraph">
      <style:text-properties fo:font-weight="bold" style:font-weight-asian="bold" style:font-weight-complex="bold"/>
    </style:style>
    <style:style style:name="P39" style:parent-style-name="Normal" style:family="paragraph">
      <style:paragraph-properties fo:margin-left="0.25in">
        <style:tab-stops/>
      </style:paragraph-properties>
    </style:style>
    <style:style style:name="T40" style:parent-style-name="Policepardéfaut" style:family="text">
      <style:text-properties fo:font-weight="bold" style:font-weight-asian="bold" style:font-weight-complex="bold" fo:background-color="#FFFF00"/>
    </style:style>
    <style:style style:name="P4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P43" style:parent-style-name="Normal" style:list-style-name="LFO2" style:family="paragraph"/>
    <style:style style:name="P44" style:parent-style-name="Normal" style:list-style-name="LFO2" style:family="paragraph"/>
    <style:style style:name="P45" style:parent-style-name="Normal" style:list-style-name="LFO2" style:family="paragraph"/>
    <style:style style:name="P46" style:parent-style-name="Normal" style:list-style-name="LFO2" style:family="paragraph"/>
    <style:style style:name="P47" style:parent-style-name="Normal" style:list-style-name="LFO2" style:family="paragraph"/>
    <style:style style:name="P48" style:parent-style-name="Normal" style:list-style-name="LFO2" style:family="paragraph"/>
    <style:style style:name="P49" style:parent-style-name="Normal" style:list-style-name="LFO2" style:family="paragraph"/>
    <style:style style:name="P50" style:parent-style-name="Normal" style:list-style-name="LFO2" style:family="paragraph"/>
    <style:style style:name="P51" style:parent-style-name="Normal" style:family="paragraph">
      <style:paragraph-properties fo:margin-left="0.25in">
        <style:tab-stops/>
      </style:paragraph-properties>
    </style:style>
    <style:style style:name="T52" style:parent-style-name="Policepardéfaut" style:family="text">
      <style:text-properties style:font-name="Segoe UI Emoji" style:font-name-complex="Segoe UI Emoji"/>
    </style:style>
    <style:style style:name="P5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4" style:parent-style-name="Paragraphedeliste" style:list-style-name="LFO1" style:family="paragraph">
      <style:text-properties fo:font-weight="bold" style:font-weight-asian="bold" style:font-weight-complex="bold"/>
    </style:style>
    <style:style style:name="P5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background-color="#FFFF00"/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T57" style:parent-style-name="Policepardéfaut" style:family="text">
      <style:text-properties fo:font-weight="bold" style:font-weight-asian="bold" style:font-weight-complex="bold" fo:background-color="#FFFF00"/>
    </style:style>
    <style:style style:name="P5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9" style:parent-style-name="Paragraphedeliste" style:list-style-name="LFO1" style:family="paragraph">
      <style:text-properties fo:font-weight="bold" style:font-weight-asian="bold" style:font-weight-complex="bold"/>
    </style:style>
    <style:style style:name="P60" style:parent-style-name="Normal" style:family="paragraph">
      <style:paragraph-properties fo:margin-left="0.25in">
        <style:tab-stops/>
      </style:paragraph-properties>
    </style:style>
    <style:style style:name="T61" style:parent-style-name="Policepardéfaut" style:family="text">
      <style:text-properties fo:font-weight="bold" style:font-weight-asian="bold" style:font-weight-complex="bold" fo:background-color="#FFFF00"/>
    </style:style>
    <style:style style:name="P62" style:parent-style-name="Normal" style:family="paragraph">
      <style:paragraph-properties fo:margin-left="0.25in">
        <style:tab-stops/>
      </style:paragraph-properties>
    </style:style>
    <style:style style:name="P63" style:parent-style-name="Normal" style:list-style-name="LFO3" style:family="paragraph"/>
    <style:style style:name="P64" style:parent-style-name="Normal" style:list-style-name="LFO3" style:family="paragraph"/>
    <style:style style:name="P65" style:parent-style-name="Normal" style:list-style-name="LFO3" style:family="paragraph"/>
    <style:style style:name="P66" style:parent-style-name="Normal" style:list-style-name="LFO3" style:family="paragraph"/>
    <style:style style:name="P67" style:parent-style-name="Normal" style:family="paragraph">
      <style:paragraph-properties fo:margin-left="0.25in">
        <style:tab-stops/>
      </style:paragraph-properties>
    </style:style>
    <style:style style:name="P68" style:parent-style-name="Paragraphedeliste" style:list-style-name="LFO1" style:family="paragraph">
      <style:text-properties fo:font-weight="bold" style:font-weight-asian="bold" style:font-weight-complex="bold"/>
    </style:style>
    <style:style style:name="P6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background-color="#FFFF00"/>
    </style:style>
    <style:style style:name="P70" style:parent-style-name="Normal" style:family="paragraph">
      <style:paragraph-properties fo:margin-left="0.25in">
        <style:tab-stops/>
      </style:paragraph-properties>
    </style:style>
    <style:style style:name="T71" style:parent-style-name="Policepardéfaut" style:family="text">
      <style:text-properties fo:font-weight="bold" style:font-weight-asian="bold" style:font-weight-complex="bold" fo:background-color="#FFFF00"/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P73" style:parent-style-name="Normal" style:list-style-name="LFO4" style:family="paragraph"/>
    <style:style style:name="P74" style:parent-style-name="Normal" style:list-style-name="LFO4" style:family="paragraph"/>
    <style:style style:name="P75" style:parent-style-name="Normal" style:list-style-name="LFO4" style:family="paragraph"/>
    <style:style style:name="P76" style:parent-style-name="Normal" style:list-style-name="LFO4" style:family="paragraph"/>
    <style:style style:name="P77" style:parent-style-name="Normal" style:family="paragraph">
      <style:paragraph-properties fo:margin-left="0.25in">
        <style:tab-stops/>
      </style:paragraph-properties>
    </style:style>
    <style:style style:name="P78" style:parent-style-name="Paragraphedeliste" style:list-style-name="LFO1" style:family="paragraph">
      <style:text-properties fo:font-weight="bold" style:font-weight-asian="bold" style:font-weight-complex="bold"/>
    </style:style>
    <style:style style:name="P7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background-color="#FFFF00"/>
    </style:style>
    <style:style style:name="P80" style:parent-style-name="Normal" style:family="paragraph">
      <style:paragraph-properties fo:margin-left="0.25in">
        <style:tab-stops/>
      </style:paragraph-properties>
    </style:style>
    <style:style style:name="T81" style:parent-style-name="Policepardéfaut" style:family="text">
      <style:text-properties fo:font-weight="bold" style:font-weight-asian="bold" style:font-weight-complex="bold" fo:background-color="#FFFF00"/>
    </style:style>
    <style:style style:name="P8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3" style:parent-style-name="Paragraphedeliste" style:list-style-name="LFO1" style:family="paragraph">
      <style:text-properties fo:font-weight="bold" style:font-weight-asian="bold" style:font-weight-complex="bold"/>
    </style:style>
    <style:style style:name="P84" style:parent-style-name="Paragraphedeliste" style:list-style-name="LFO5" style:family="paragraph">
      <style:text-properties fo:font-weight="bold" style:font-weight-asian="bold" style:font-weight-complex="bold"/>
    </style:style>
    <style:style style:name="P85" style:parent-style-name="Paragraphedeliste" style:family="paragraph">
      <style:paragraph-properties fo:margin-left="0.9916in">
        <style:tab-stops/>
      </style:paragraph-properties>
      <style:text-properties fo:font-weight="bold" style:font-weight-asian="bold" style:font-weight-complex="bold" fo:background-color="#FFFF00"/>
    </style:style>
    <style:style style:name="P86" style:parent-style-name="Paragraphedeliste" style:family="paragraph">
      <style:paragraph-properties fo:margin-left="0.9916in">
        <style:tab-stops/>
      </style:paragraph-properties>
    </style:style>
    <style:style style:name="T87" style:parent-style-name="Policepardéfaut" style:family="text">
      <style:text-properties fo:font-weight="bold" style:font-weight-asian="bold" style:font-weight-complex="bold" fo:background-color="#FFFF00"/>
    </style:style>
    <style:style style:name="P88" style:parent-style-name="Paragraphedeliste" style:list-style-name="LFO5" style:family="paragraph">
      <style:text-properties fo:font-weight="bold" style:font-weight-asian="bold" style:font-weight-complex="bold"/>
    </style:style>
    <style:style style:name="P89" style:parent-style-name="Paragraphedeliste" style:family="paragraph">
      <style:paragraph-properties fo:margin-left="0.9916in">
        <style:tab-stops/>
      </style:paragraph-properties>
    </style:style>
    <style:style style:name="T90" style:parent-style-name="Policepardéfaut" style:family="text">
      <style:text-properties fo:font-weight="bold" style:font-weight-asian="bold" style:font-weight-complex="bold" fo:background-color="#FFFF00"/>
    </style:style>
    <style:style style:name="P91" style:parent-style-name="Paragraphedeliste" style:list-style-name="LFO5" style:family="paragraph">
      <style:text-properties fo:font-weight="bold" style:font-weight-asian="bold" style:font-weight-complex="bold"/>
    </style:style>
    <style:style style:name="P92" style:parent-style-name="Paragraphedeliste" style:family="paragraph">
      <style:paragraph-properties fo:margin-left="0.9916in">
        <style:tab-stops/>
      </style:paragraph-properties>
    </style:style>
    <style:style style:name="P93" style:parent-style-name="Paragraphedeliste" style:family="paragraph">
      <style:paragraph-properties fo:margin-left="0.9916in">
        <style:tab-stops/>
      </style:paragraph-properties>
    </style:style>
    <style:style style:name="T94" style:parent-style-name="Policepardéfaut" style:family="text">
      <style:text-properties fo:background-color="#00FF00"/>
    </style:style>
    <style:style style:name="P95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96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97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98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99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100" style:parent-style-name="Paragraphedeliste" style:family="paragraph">
      <style:paragraph-properties fo:margin-left="0.9916in">
        <style:tab-stops/>
      </style:paragraph-properties>
    </style:style>
    <style:style style:name="T101" style:parent-style-name="Policepardéfaut" style:family="text">
      <style:text-properties fo:background-color="#00FF00"/>
    </style:style>
    <style:style style:name="P102" style:parent-style-name="Paragraphedeliste" style:list-style-name="LFO5" style:family="paragraph">
      <style:text-properties fo:font-weight="bold" style:font-weight-asian="bold" style:font-weight-complex="bold"/>
    </style:style>
    <style:style style:name="P103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104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105" style:parent-style-name="Paragraphedeliste" style:family="paragraph">
      <style:paragraph-properties fo:margin-left="0.9916in">
        <style:tab-stops/>
      </style:paragraph-properties>
      <style:text-properties fo:background-color="#00FF00"/>
    </style:style>
    <style:style style:name="P106" style:parent-style-name="Paragraphedeliste" style:family="paragraph">
      <style:paragraph-properties fo:margin-left="0.9916in">
        <style:tab-stops/>
      </style:paragraph-properties>
    </style:style>
    <style:style style:name="T107" style:parent-style-name="Policepardéfaut" style:family="text">
      <style:text-properties fo:background-color="#00FF00"/>
    </style:style>
    <style:style style:name="P108" style:parent-style-name="Normal" style:family="paragraph">
      <style:paragraph-properties fo:margin-left="0.4916in">
        <style:tab-stops/>
      </style:paragraph-properties>
    </style:style>
    <style:style style:name="P109" style:parent-style-name="Paragraphedeliste" style:list-style-name="LFO1" style:family="paragraph">
      <style:text-properties fo:font-weight="bold" style:font-weight-asian="bold" style:font-weight-complex="bold"/>
    </style:style>
    <style:style style:name="P110" style:parent-style-name="Normal" style:family="paragraph">
      <style:paragraph-properties fo:margin-left="0.25in">
        <style:tab-stops/>
      </style:paragraph-properties>
    </style:style>
    <style:style style:name="T111" style:parent-style-name="Policepardéfaut" style:family="text">
      <style:text-properties fo:font-weight="bold" style:font-weight-asian="bold" style:font-weight-complex="bold" fo:background-color="#FFFF00"/>
    </style:style>
    <style:style style:name="P11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3" style:parent-style-name="Normal" style:list-style-name="LFO6" style:family="paragraph"/>
    <style:style style:name="P114" style:parent-style-name="Normal" style:list-style-name="LFO6" style:family="paragraph"/>
    <style:style style:name="P115" style:parent-style-name="Normal" style:list-style-name="LFO6" style:family="paragraph"/>
    <style:style style:name="P116" style:parent-style-name="Normal" style:list-style-name="LFO6" style:family="paragraph"/>
    <style:style style:name="P117" style:parent-style-name="Normal" style:list-style-name="LFO6" style:family="paragraph"/>
    <style:style style:name="P118" style:parent-style-name="Normal" style:list-style-name="LFO6" style:family="paragraph"/>
    <style:style style:name="P119" style:parent-style-name="Normal" style:list-style-name="LFO6" style:family="paragraph"/>
    <style:style style:name="P120" style:parent-style-name="Normal" style:list-style-name="LFO6" style:family="paragraph"/>
    <style:style style:name="P121" style:parent-style-name="Normal" style:list-style-name="LFO6" style:family="paragraph"/>
    <style:style style:name="P12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23" style:parent-style-name="Paragraphedeliste" style:list-style-name="LFO1" style:family="paragraph">
      <style:text-properties fo:font-weight="bold" style:font-weight-asian="bold" style:font-weight-complex="bold"/>
    </style:style>
    <style:style style:name="P124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25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2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2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29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30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1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2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3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4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5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6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7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P138" style:parent-style-name="Normal" style:family="paragraph">
      <style:paragraph-properties fo:margin-left="0.25in">
        <style:tab-stops/>
      </style:paragraph-properties>
    </style:style>
    <style:style style:name="P139" style:parent-style-name="Paragraphedeliste" style:list-style-name="LFO1" style:family="paragraph">
      <style:text-properties fo:font-weight="bold" style:font-weight-asian="bold" style:font-weight-complex="bold"/>
    </style:style>
    <style:style style:name="P140" style:parent-style-name="Normal" style:family="paragraph">
      <style:paragraph-properties fo:margin-left="0.25in">
        <style:tab-stops/>
      </style:paragraph-properties>
    </style:style>
    <style:style style:name="T141" style:parent-style-name="Policepardéfaut" style:family="text">
      <style:text-properties fo:font-weight="bold" style:font-weight-asian="bold" style:font-weight-complex="bold" fo:background-color="#FFFF00"/>
    </style:style>
    <style:style style:name="P142" style:parent-style-name="Normal" style:family="paragraph">
      <style:paragraph-properties fo:margin-left="0.25in">
        <style:tab-stops/>
      </style:paragraph-properties>
    </style:style>
    <style:style style:name="P143" style:parent-style-name="Normal" style:list-style-name="LFO7" style:family="paragraph"/>
    <style:style style:name="P144" style:parent-style-name="Normal" style:list-style-name="LFO7" style:family="paragraph"/>
    <style:style style:name="P145" style:parent-style-name="Normal" style:family="paragraph">
      <style:paragraph-properties fo:margin-left="0.25in">
        <style:tab-stops/>
      </style:paragraph-properties>
    </style:style>
    <style:style style:name="P146" style:parent-style-name="Paragraphedeliste" style:list-style-name="LFO1" style:family="paragraph">
      <style:text-properties fo:font-weight="bold" style:font-weight-asian="bold" style:font-weight-complex="bold"/>
    </style:style>
    <style:style style:name="P147" style:parent-style-name="Normal" style:family="paragraph">
      <style:paragraph-properties fo:margin-left="0.4916in">
        <style:tab-stops/>
      </style:paragraph-properties>
    </style:style>
    <style:style style:name="P148" style:parent-style-name="Normal" style:list-style-name="LFO8" style:family="paragraph"/>
    <style:style style:name="P149" style:parent-style-name="Normal" style:list-style-name="LFO8" style:family="paragraph"/>
    <style:style style:name="P150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/>
    </style:style>
    <style:style style:name="P151" style:parent-style-name="Paragraphedeliste" style:list-style-name="LFO1" style:family="paragraph">
      <style:text-properties fo:font-weight="bold" style:font-weight-asian="bold" style:font-weight-complex="bold"/>
    </style:style>
    <style:style style:name="P152" style:parent-style-name="Paragraphedeliste" style:family="paragraph">
      <style:text-properties fo:font-weight="bold" style:font-weight-asian="bold" style:font-weight-complex="bold" fo:background-color="#FFFF00"/>
    </style:style>
    <style:style style:name="P153" style:parent-style-name="Paragraphedeliste" style:family="paragraph">
      <style:text-properties fo:font-weight="bold" style:font-weight-asian="bold" style:font-weight-complex="bold" fo:background-color="#FFFF00"/>
    </style:style>
    <style:style style:name="T154" style:parent-style-name="Policepardéfaut" style:family="text">
      <style:text-properties fo:font-weight="bold" style:font-weight-asian="bold" style:font-weight-complex="bold" fo:background-color="#FFFF00"/>
    </style:style>
    <style:style style:name="P155" style:parent-style-name="Paragraphedeliste" style:family="paragraph">
      <style:text-properties fo:font-weight="bold" style:font-weight-asian="bold" style:font-weight-complex="bold"/>
    </style:style>
    <style:style style:name="T156" style:parent-style-name="Policepardéfaut" style:family="text">
      <style:text-properties fo:font-weight="bold" style:font-weight-asian="bold" style:font-weight-complex="bold"/>
    </style:style>
    <style:style style:name="P157" style:parent-style-name="Paragraphedeliste" style:list-style-name="LFO1" style:family="paragraph">
      <style:text-properties fo:font-weight="bold" style:font-weight-asian="bold" style:font-weight-complex="bold"/>
    </style:style>
    <style:style style:name="P158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59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60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6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62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63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64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65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66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67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68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69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70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71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7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73" style:parent-style-name="Paragraphedeliste" style:list-style-name="LFO1" style:family="paragraph">
      <style:text-properties fo:font-weight="bold" style:font-weight-asian="bold" style:font-weight-complex="bold"/>
    </style:style>
    <style:style style:name="P174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75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76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7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78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79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80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81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82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83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84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85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8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87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88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89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190" style:parent-style-name="Paragraphedeliste" style:list-style-name="LFO1" style:family="paragraph">
      <style:text-properties fo:font-weight="bold" style:font-weight-asian="bold" style:font-weight-complex="bold"/>
    </style:style>
    <style:style style:name="P191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92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94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95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196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97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19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99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200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01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0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203" style:parent-style-name="Paragraphedeliste" style:list-style-name="LFO1" style:family="paragraph">
      <style:text-properties fo:font-weight="bold" style:font-weight-asian="bold" style:font-weight-complex="bold"/>
    </style:style>
    <style:style style:name="P204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205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06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0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208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209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210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11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1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213" style:parent-style-name="Paragraphedeliste" style:family="paragraph">
      <style:paragraph-properties fo:margin-top="0.0694in" fo:margin-bottom="0.0694in" fo:line-height="100%"/>
      <style:text-properties fo:hyphenate="false"/>
    </style:style>
    <style:style style:name="T214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T215" style:parent-style-name="Policepardéfaut" style:family="text">
      <style:text-properties style:font-name="Times New Roman" style:font-name-asian="Times New Roman" style:letter-kerning="false" style:language-asian="fr" style:country-asian="FR"/>
    </style:style>
    <style:style style:name="P216" style:parent-style-name="Paragraphedeliste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I. Commandes et étapes pour réaliser un projet Symfony</text:p>
      <text:p text:style-name="Normal">Voici les étapes complètes pour créer un projet Symfony sur Windows. Il s'agit d'une procédure détaillée qui couvre l'installation des dépendances nécessaires et la création d'un projet Symfony :</text:p>
      <text:p text:style-name="P2">Prérequis :</text:p>
      <text:list text:style-name="LFO1" text:continue-numbering="true">
        <text:list-item>
          <text:p text:style-name="P3"><text:span text:style-name="T4">Installer PHP</text:span><text:s/>:</text:p>
          <text:list text:continue-numbering="true">
            <text:list-item>
              <text:p text:style-name="P5">Symfony nécessite PHP version 8.1 ou supérieure.</text:p>
            </text:list-item>
            <text:list-item>
              <text:p text:style-name="P6">Vous pouvez installer PHP via<text:s/><text:span text:style-name="T7">XAMPP</text:span><text:s/>ou<text:s/><text:a xlink:href="https://www.wampserver.com/" office:target-frame-name="_top" xlink:show="replace"><text:span text:style-name="T8">WAMP</text:span></text:a>, qui sont des serveurs web locaux contenant PHP, MySQL, Apache.</text:p>
            </text:list-item>
            <text:list-item>
              <text:p text:style-name="P9">Sinon, vous pouvez installer PHP séparément en téléchargeant une version de PHP depuis le site officiel :<text:s/><text:a xlink:href="https://www.php.net/downloads" office:target-frame-name="_top" xlink:show="replace"><text:span text:style-name="Lienhypertexte">PHP.net</text:span></text:a>.</text:p>
            </text:list-item>
          </text:list>
        </text:list-item>
        <text:list-item>
          <text:p text:style-name="P10">Créer le projet Symfony</text:p>
        </text:list-item>
      </text:list>
      <text:p text:style-name="P11"><text:span text:style-name="T12">composer create-project symfony/website-skeleton intranet_social</text:span></text:p>
      <text:p text:style-name="P13"><text:span text:style-name="T14">cd intranet_social</text:span><text:span text:style-name="T15"><text:s/></text:span></text:p>
      <text:p text:style-name="P16">Cela crée la structure du projet avec :</text:p>
      <text:p text:style-name="P17">/config</text:p>
      <text:p text:style-name="P18">/src</text:p>
      <text:p text:style-name="P19">/public</text:p>
      <text:p text:style-name="P20">/templates</text:p>
      <text:p text:style-name="P21"><text:span text:style-name="T22">/assets</text:span></text:p>
      <text:list text:style-name="LFO1" text:continue-numbering="true">
        <text:list-item>
          <text:p text:style-name="P23">Lancer le serveur local Symfony</text:p>
        </text:list-item>
      </text:list>
      <text:p text:style-name="P24"><text:span text:style-name="T25">symfony server:start -d</text:span></text:p>
      <text:list text:style-name="LFO1" text:continue-numbering="true">
        <text:list-item>
          <text:p text:style-name="P26">Configurer la base de données</text:p>
        </text:list-item>
      </text:list>
      <text:p text:style-name="P27"><text:span text:style-name="T28"></text:span><text:span text:style-name="T29"><text:s text:c="2"/>Créer une base de données dans MySQL :<text:s/></text:span><text:span text:style-name="T30">intranet_social</text:span></text:p>
      <text:p text:style-name="P31"><text:span text:style-name="T32"></text:span><text:span text:style-name="T33"><text:s text:c="2"/>Modifier<text:s/></text:span><text:span text:style-name="T34">.env</text:span><text:span text:style-name="T35"><text:s/>:</text:span></text:p>
      <text:p text:style-name="P36"><text:span text:style-name="T37">DATABASE_URL="mysql://root:@127.0.0.1:3306/intranet_social?serverVersion=8.0"</text:span></text:p>
      <text:list text:style-name="LFO1" text:continue-numbering="true">
        <text:list-item>
          <text:p text:style-name="P38">Créer les entités Symfony (ORM Doctrine)</text:p>
        </text:list-item>
      </text:list>
      <text:p text:style-name="P39"><text:span text:style-name="T40">php bin/console make:entity</text:span></text:p>
      <text:p text:style-name="P41">Les entités principales :</text:p>
      <text:list text:style-name="LFO2" text:continue-numbering="true">
        <text:list-item>
          <text:p text:style-name="P42">User : Utilisateur du réseau</text:p>
        </text:list-item>
        <text:list-item>
          <text:p text:style-name="P43">Post : Publication</text:p>
        </text:list-item>
        <text:list-item>
          <text:p text:style-name="P44">Comment : Commentaire</text:p>
        </text:list-item>
        <text:list-item>
          <text:p text:style-name="P45">Like / LikeComment : J’aime sur post / commentaire</text:p>
        </text:list-item>
        <text:list-item>
          <text:p text:style-name="P46">Message : Messagerie privée</text:p>
        </text:list-item>
        <text:list-item>
          <text:p text:style-name="P47">Notification : Système de notification</text:p>
        </text:list-item>
        <text:list-item>
          <text:p text:style-name="P48">Attachment : Fichiers joints</text:p>
        </text:list-item>
        <text:list-item>
          <text:p text:style-name="P49">WorkGroup : Groupe collaboratif</text:p>
        </text:list-item>
        <text:list-item>
          <text:p text:style-name="P50">GroupMessage : Messages du forum</text:p>
        </text:list-item>
      </text:list>
      <text:p text:style-name="P51"><text:span text:style-name="T52">⚠️</text:span><text:s/>Pour les relations : utilise ManyToOne / ManyToMany / OneToMany dans make:entity</text:p>
      <text:p text:style-name="P53"/>
      <text:list text:style-name="LFO1" text:continue-numbering="true">
        <text:list-item>
          <text:p text:style-name="P54">Migration Doctrine pour la BDD</text:p>
        </text:list-item>
      </text:list>
      <text:p text:style-name="P55">php bin/console make:migration</text:p>
      <text:p text:style-name="P56"><text:span text:style-name="T57">php bin/console doctrine:migrations:migrate</text:span></text:p>
      <text:p text:style-name="P58"/>
      <text:list text:style-name="LFO1" text:continue-numbering="true">
        <text:list-item>
          <text:p text:style-name="P59">Générer les formulaires Symfony</text:p>
        </text:list-item>
      </text:list>
      <text:p text:style-name="P60"><text:span text:style-name="T61">php bin/console make:form</text:span></text:p>
      <text:p text:style-name="P62">Exemples :</text:p>
      <text:list text:style-name="LFO3" text:continue-numbering="true">
        <text:list-item>
          <text:p text:style-name="P63">UserProfileType</text:p>
        </text:list-item>
        <text:list-item>
          <text:p text:style-name="P64">PostType</text:p>
        </text:list-item>
        <text:list-item>
          <text:p text:style-name="P65">CommentType</text:p>
        </text:list-item>
        <text:list-item>
          <text:p text:style-name="P66">GroupMessageType</text:p>
        </text:list-item>
      </text:list>
      <text:p text:style-name="P67"/>
      <text:list text:style-name="LFO1" text:continue-numbering="true">
        <text:list-item>
          <text:p text:style-name="P68">Configurer l’authentification</text:p>
        </text:list-item>
      </text:list>
      <text:p text:style-name="P69">php bin/console make:user</text:p>
      <text:p text:style-name="P70"><text:span text:style-name="T71">php bin/console make:auth</text:span></text:p>
      <text:p text:style-name="P72">Cela crée :</text:p>
      <text:list text:style-name="LFO4" text:continue-numbering="true">
        <text:list-item>
          <text:p text:style-name="P73">User</text:p>
        </text:list-item>
        <text:list-item>
          <text:p text:style-name="P74">LoginFormAuthenticator</text:p>
        </text:list-item>
        <text:list-item>
          <text:p text:style-name="P75">SecurityController</text:p>
        </text:list-item>
        <text:list-item>
          <text:p text:style-name="P76">Configuration dans security.yaml</text:p>
        </text:list-item>
      </text:list>
      <text:p text:style-name="P77"/>
      <text:list text:style-name="LFO1" text:continue-numbering="true">
        <text:list-item>
          <text:p text:style-name="P78">Créer des Fixtures (données de test)</text:p>
        </text:list-item>
      </text:list>
      <text:p text:style-name="P79">php bin/console make:fixture</text:p>
      <text:p text:style-name="P80"><text:span text:style-name="T81">php bin/console doctrine:fixtures:load</text:span></text:p>
      <text:p text:style-name="P82"/>
      <text:list text:style-name="LFO1" text:continue-numbering="true">
        <text:list-item>
          <text:p text:style-name="P83">Configurer le frontend (SCSS, Bootstrap, JS)</text:p>
        </text:list-item>
      </text:list>
      <text:list text:style-name="LFO5" text:continue-numbering="true">
        <text:list-item>
          <text:p text:style-name="P84">Installer Webpack Encore :</text:p>
        </text:list-item>
      </text:list>
      <text:p text:style-name="P85">composer require symfony/webpack-encore-bundle</text:p>
      <text:p text:style-name="P86"><text:span text:style-name="T87">npm install</text:span></text:p>
      <text:list text:style-name="LFO5" text:continue-numbering="true">
        <text:list-item>
          <text:p text:style-name="P88">Installer Bootstrap, jQuery, Select2 :</text:p>
        </text:list-item>
      </text:list>
      <text:p text:style-name="P89"><text:span text:style-name="T90">npm install bootstrap jquery select2</text:span></text:p>
      <text:list text:style-name="LFO5" text:continue-numbering="true">
        <text:list-item>
          <text:p text:style-name="P91">Fichier webpack.config.js :</text:p>
        </text:list-item>
      </text:list>
      <text:p text:style-name="P92">Encore</text:p>
      <text:p text:style-name="P93"><text:s text:c="2"/><text:span text:style-name="T94">.enableSassLoader()</text:span></text:p>
      <text:p text:style-name="P95"><text:s text:c="2"/>.autoProvidejQuery()</text:p>
      <text:p text:style-name="P96"><text:s text:c="2"/>.addPlugin(new webpack.ProvidePlugin({</text:p>
      <text:p text:style-name="P97"><text:s text:c="6"/>$: 'jquery',</text:p>
      <text:p text:style-name="P98"><text:s text:c="6"/>jQuery: 'jquery',</text:p>
      <text:p text:style-name="P99"><text:s text:c="6"/>'window.jQuery': 'jquery',</text:p>
      <text:p text:style-name="P100"><text:span text:style-name="T101"><text:s text:c="2"/>}))</text:span></text:p>
      <text:list text:style-name="LFO5" text:continue-numbering="true">
        <text:list-item>
          <text:p text:style-name="P102">Fichier assets/app.js :</text:p>
        </text:list-item>
      </text:list>
      <text:p text:style-name="P103">import './styles/app.scss';</text:p>
      <text:p text:style-name="P104">import $ from 'jquery';</text:p>
      <text:p text:style-name="P105">import 'select2';</text:p>
      <text:p text:style-name="P106"><text:span text:style-name="T107">$('select.select2').select2();</text:span></text:p>
      <text:p text:style-name="P108"/>
      <text:list text:style-name="LFO1" text:continue-numbering="true">
        <text:list-item>
          <text:p text:style-name="P109"><text:s/>Créer les contrôleurs</text:p>
        </text:list-item>
      </text:list>
      <text:p text:style-name="P110"><text:span text:style-name="T111">php bin/console make:controller</text:span></text:p>
      <text:p text:style-name="P112">Contrôleurs créés :</text:p>
      <text:list text:style-name="LFO6" text:continue-numbering="true">
        <text:list-item>
          <text:p text:style-name="P113">HomeController</text:p>
        </text:list-item>
        <text:list-item>
          <text:p text:style-name="P114">PostController</text:p>
        </text:list-item>
        <text:list-item>
          <text:p text:style-name="P115">CommentController</text:p>
        </text:list-item>
        <text:list-item>
          <text:p text:style-name="P116">UserController</text:p>
        </text:list-item>
        <text:list-item>
          <text:p text:style-name="P117">MessageController</text:p>
        </text:list-item>
        <text:list-item>
          <text:p text:style-name="P118">NotificationController</text:p>
        </text:list-item>
        <text:list-item>
          <text:p text:style-name="P119">WorkGroupController</text:p>
        </text:list-item>
        <text:list-item>
          <text:p text:style-name="P120">GroupMessageController</text:p>
        </text:list-item>
        <text:list-item>
          <text:p text:style-name="P121">AdminController</text:p>
        </text:list-item>
      </text:list>
      <text:p text:style-name="P122"/>
      <text:list text:style-name="LFO1" text:continue-numbering="true">
        <text:list-item>
          <text:p text:style-name="P123">Twig : créer les vues</text:p>
        </text:list-item>
      </text:list>
      <text:p text:style-name="P124"><text:span text:style-name="T125">Les fichiers<text:s/></text:span><text:span text:style-name="T126">.html.twig</text:span><text:span text:style-name="T127"><text:s/>sont dans<text:s/></text:span><text:span text:style-name="T128">/templates</text:span><text:span text:style-name="T129">.</text:span></text:p>
      <text:p text:style-name="P130">On a structuré :</text:p>
      <text:p text:style-name="P131">base.html.twig <text:s text:c="2"/>=&gt; layout global</text:p>
      <text:p text:style-name="P132">home/index.html.twig <text:s/>=&gt; accueil</text:p>
      <text:p text:style-name="P133">post/ <text:s text:c="11"/>=&gt; publication</text:p>
      <text:p text:style-name="P134">user/ <text:s text:c="11"/>=&gt; annuaire</text:p>
      <text:p text:style-name="P135">group_message/ <text:s text:c="2"/>=&gt; forum de groupe</text:p>
      <text:p text:style-name="P136">message/ <text:s text:c="8"/>=&gt; messagerie</text:p>
      <text:p text:style-name="P137">admin/ <text:s text:c="10"/>=&gt; dashboard admin</text:p>
      <text:p text:style-name="P138"/>
      <text:list text:style-name="LFO1" text:continue-numbering="true">
        <text:list-item>
          <text:p text:style-name="P139"><text:s/>Créer des services personnalisés (Notification, Avatar, etc.)</text:p>
        </text:list-item>
      </text:list>
      <text:p text:style-name="P140"><text:span text:style-name="T141">php bin/console make:service</text:span></text:p>
      <text:p text:style-name="P142">Exemples :</text:p>
      <text:list text:style-name="LFO7" text:continue-numbering="true">
        <text:list-item>
          <text:p text:style-name="P143">NotificationService</text:p>
        </text:list-item>
        <text:list-item>
          <text:p text:style-name="P144">AvatarGeneratorService</text:p>
        </text:list-item>
      </text:list>
      <text:p text:style-name="P145"/>
      <text:list text:style-name="LFO1" text:continue-numbering="true">
        <text:list-item>
          <text:p text:style-name="P146"><text:s/>Créer les relations et méthodes de gestion</text:p>
        </text:list-item>
      </text:list>
      <text:p text:style-name="P147">Dans les entités :</text:p>
      <text:list text:style-name="LFO8" text:continue-numbering="true">
        <text:list-item>
          <text:p text:style-name="P148">Ajout des @ORM\ManyToOne, @ORM\OneToMany, etc.</text:p>
        </text:list-item>
        <text:list-item>
          <text:p text:style-name="P149">Ajout des méthodes : addPost(), getMembers(), isLikedByUser(), etc.</text:p>
        </text:list-item>
      </text:list>
      <text:p text:style-name="P150"/>
      <text:list text:style-name="LFO1" text:continue-numbering="true">
        <text:list-item>
          <text:p text:style-name="P151"><text:s/>Créer le système de notifications</text:p>
        </text:list-item>
      </text:list>
      <text:p text:style-name="P152">php bin/console make:entity Notification</text:p>
      <text:p text:style-name="P153">php bin/console make:migration</text:p>
      <text:p text:style-name="Paragraphedeliste"><text:span text:style-name="T154">php bin/console doctrine:migrations:migrate</text:span></text:p>
      <text:p text:style-name="P155"/>
      <text:p text:style-name="Paragraphedeliste">Puis injection de<text:s/><text:span text:style-name="T156">NotificationService</text:span><text:s/>dans les bons contrôleurs.</text:p>
      <text:p text:style-name="Paragraphedeliste"/>
      <text:list text:style-name="LFO1" text:continue-numbering="true">
        <text:list-item>
          <text:p text:style-name="P157"><text:s/>Système de messagerie privée</text:p>
        </text:list-item>
      </text:list>
      <text:p text:style-name="P158"><text:span text:style-name="T159"></text:span><text:span text:style-name="T160"><text:s text:c="2"/>Entité :<text:s/></text:span><text:span text:style-name="T161">Message</text:span></text:p>
      <text:p text:style-name="P162"><text:span text:style-name="T163"></text:span><text:span text:style-name="T164"><text:s text:c="2"/>Contrôleur :<text:s/></text:span><text:span text:style-name="T165">MessageController</text:span></text:p>
      <text:p text:style-name="P166"><text:span text:style-name="T167"></text:span><text:span text:style-name="T168"><text:s text:c="2"/>Vue : formulaire + inbox / outbox</text:span></text:p>
      <text:soft-page-break/>
      <text:p text:style-name="P169"><text:span text:style-name="T170"></text:span><text:span text:style-name="T171"><text:s text:c="2"/>Lecture sécurisée uniquement par le destinataire ou l’expéditeur</text:span></text:p>
      <text:p text:style-name="P172"/>
      <text:list text:style-name="LFO1" text:continue-numbering="true">
        <text:list-item>
          <text:p text:style-name="P173"><text:s/>Système de groupe collaboratif + forum</text:p>
        </text:list-item>
      </text:list>
      <text:p text:style-name="P174"><text:span text:style-name="T175"></text:span><text:span text:style-name="T176"><text:s text:c="2"/></text:span><text:span text:style-name="T177">WorkGroup</text:span><text:span text:style-name="T178"><text:s/>+<text:s/></text:span><text:span text:style-name="T179">GroupMessage</text:span></text:p>
      <text:p text:style-name="P180"><text:span text:style-name="T181"></text:span><text:span text:style-name="T182"><text:s text:c="2"/>Ajouter membre, rendre public/privé</text:span></text:p>
      <text:p text:style-name="P183"><text:span text:style-name="T184"></text:span><text:span text:style-name="T185"><text:s text:c="2"/>Forum intégré dans<text:s/></text:span><text:span text:style-name="T186">/group-message/{id}</text:span></text:p>
      <text:p text:style-name="P187"><text:span text:style-name="T188"></text:span><text:span text:style-name="T189"><text:s text:c="2"/>Notifications sur nouveaux messages</text:span></text:p>
      <text:p text:style-name="Paragraphedeliste"/>
      <text:list text:style-name="LFO1" text:continue-numbering="true">
        <text:list-item>
          <text:p text:style-name="P190"><text:s/>Système de fichiers (attachments)</text:p>
        </text:list-item>
      </text:list>
      <text:p text:style-name="P191"><text:span text:style-name="T192"></text:span><text:span text:style-name="T193"><text:s text:c="2"/>Entité :<text:s/></text:span><text:span text:style-name="T194">Attachment</text:span></text:p>
      <text:p text:style-name="P195"><text:span text:style-name="T196"></text:span><text:span text:style-name="T197"><text:s text:c="2"/>Upload avec<text:s/></text:span><text:span text:style-name="T198">FileType</text:span></text:p>
      <text:p text:style-name="P199"><text:span text:style-name="T200"></text:span><text:span text:style-name="T201"><text:s text:c="2"/>Enregistrement dans<text:s/></text:span><text:span text:style-name="T202">public/uploads/</text:span></text:p>
      <text:p text:style-name="Paragraphedeliste"/>
      <text:list text:style-name="LFO1" text:continue-numbering="true">
        <text:list-item>
          <text:p text:style-name="P203"><text:s/>Rôles et administration</text:p>
        </text:list-item>
      </text:list>
      <text:p text:style-name="P204"><text:span text:style-name="T205"></text:span><text:span text:style-name="T206"><text:s text:c="2"/>Admin (</text:span><text:span text:style-name="T207">ROLE_ADMIN</text:span><text:span text:style-name="T208">)</text:span></text:p>
      <text:p text:style-name="P209"><text:span text:style-name="T210"></text:span><text:span text:style-name="T211"><text:s text:c="2"/>Dashboard<text:s/></text:span><text:span text:style-name="T212">/admin/</text:span></text:p>
      <text:p text:style-name="P213"><text:span text:style-name="T214"></text:span><text:span text:style-name="T215"><text:s text:c="2"/>Peut modifier n’importe quel profil, message, groupe, etc.</text:span></text:p>
      <text:p text:style-name="Paragraphedeliste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Times New Roman" style:letter-kerning="true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3937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lomon Tshauke</meta:initial-creator>
    <dc:creator>Salomon Tshauke</dc:creator>
    <meta:creation-date>2025-04-18T13:56:00Z</meta:creation-date>
    <dc:date>2025-04-18T14:29:00Z</dc:date>
    <meta:template xlink:href="Normal.dotm" xlink:type="simple"/>
    <meta:editing-cycles>13</meta:editing-cycles>
    <meta:editing-duration>PT1980S</meta:editing-duration>
    <meta:document-statistic meta:page-count="5" meta:paragraph-count="8" meta:word-count="664" meta:character-count="4310" meta:row-count="30" meta:non-whitespace-character-count="3654"/>
  </office:meta>
</office:document-meta>
</file>